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useEventImpl.get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getShif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getScreen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getMeta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getScree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getRelated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getAl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initMouseEvent( String typeArg , boolean canBubbleArg , boolean cancelableArg , AbstractView viewArg , int detailArg , int screenXArg , int screenYArg , int clientXArg , int clientYArg , boolean ctrlKeyArg , boolean altKeyArg , boolean shiftKeyArg , boolean metaKeyArg , short buttonArg , EventTarget relatedTarget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useEventImpl.getClien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getCtrl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seEventImpl.getClien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